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93dd" officeooo:paragraph-rsid="001c93dd"/>
    </style:style>
    <style:style style:name="P2" style:family="paragraph" style:parent-style-name="Standard">
      <style:text-properties officeooo:rsid="001f1acb" officeooo:paragraph-rsid="001f1acb"/>
    </style:style>
    <style:style style:name="P3" style:family="paragraph" style:parent-style-name="Standard">
      <style:text-properties officeooo:rsid="002354ba" officeooo:paragraph-rsid="002354ba"/>
    </style:style>
    <style:style style:name="P4" style:family="paragraph" style:parent-style-name="Standard">
      <style:text-properties officeooo:rsid="002a3115" officeooo:paragraph-rsid="002a3115"/>
    </style:style>
    <style:style style:name="P5" style:family="paragraph" style:parent-style-name="Standard">
      <style:text-properties officeooo:rsid="002b3f34" officeooo:paragraph-rsid="002b3f34"/>
    </style:style>
    <style:style style:name="P6" style:family="paragraph" style:parent-style-name="Standard">
      <style:text-properties officeooo:rsid="002c5bb4" officeooo:paragraph-rsid="002c5bb4"/>
    </style:style>
    <style:style style:name="P7" style:family="paragraph" style:parent-style-name="Standard">
      <style:text-properties officeooo:rsid="002e72bd" officeooo:paragraph-rsid="002e72bd"/>
    </style:style>
    <style:style style:name="P8" style:family="paragraph" style:parent-style-name="Standard">
      <style:text-properties officeooo:rsid="002e9d64" officeooo:paragraph-rsid="002e9d64"/>
    </style:style>
    <style:style style:name="P9" style:family="paragraph" style:parent-style-name="Standard">
      <style:text-properties officeooo:rsid="002f2ab3" officeooo:paragraph-rsid="002f2ab3"/>
    </style:style>
    <style:style style:name="P10" style:family="paragraph" style:parent-style-name="Standard">
      <style:text-properties officeooo:rsid="0030fd70" officeooo:paragraph-rsid="0030fd70"/>
    </style:style>
    <style:style style:name="P11" style:family="paragraph" style:parent-style-name="Standard">
      <style:text-properties officeooo:rsid="00318473" officeooo:paragraph-rsid="00318473"/>
    </style:style>
    <style:style style:name="P12" style:family="paragraph" style:parent-style-name="Standard">
      <style:text-properties officeooo:rsid="00322613" officeooo:paragraph-rsid="00322613"/>
    </style:style>
    <style:style style:name="P13" style:family="paragraph" style:parent-style-name="Standard">
      <style:text-properties officeooo:rsid="003488e9" officeooo:paragraph-rsid="003488e9"/>
    </style:style>
    <style:style style:name="P14" style:family="paragraph" style:parent-style-name="Standard">
      <style:text-properties officeooo:rsid="0037d82e" officeooo:paragraph-rsid="0037d82e"/>
    </style:style>
    <style:style style:name="P15" style:family="paragraph" style:parent-style-name="Standard">
      <style:text-properties officeooo:rsid="0037e6f1" officeooo:paragraph-rsid="0037e6f1"/>
    </style:style>
    <style:style style:name="P16" style:family="paragraph" style:parent-style-name="Standard">
      <style:text-properties officeooo:rsid="0037e6f1" officeooo:paragraph-rsid="0039de11"/>
    </style:style>
    <style:style style:name="P17" style:family="paragraph" style:parent-style-name="Standard">
      <style:text-properties officeooo:rsid="003ea0b2" officeooo:paragraph-rsid="003ea0b2"/>
    </style:style>
    <style:style style:name="P18" style:family="paragraph" style:parent-style-name="Standard">
      <style:text-properties officeooo:rsid="0043bd26" officeooo:paragraph-rsid="0043e36a"/>
    </style:style>
    <style:style style:name="P19" style:family="paragraph" style:parent-style-name="Standard">
      <style:text-properties officeooo:rsid="00450b83" officeooo:paragraph-rsid="00450b83"/>
    </style:style>
    <style:style style:name="P20" style:family="paragraph" style:parent-style-name="Standard">
      <style:text-properties officeooo:rsid="00498a99" officeooo:paragraph-rsid="00498a99"/>
    </style:style>
    <style:style style:name="P21" style:family="paragraph" style:parent-style-name="Standard">
      <style:text-properties officeooo:rsid="00499761" officeooo:paragraph-rsid="00499761"/>
    </style:style>
    <style:style style:name="P22" style:family="paragraph" style:parent-style-name="Standard">
      <style:text-properties officeooo:rsid="004a70a3" officeooo:paragraph-rsid="004a70a3"/>
    </style:style>
    <style:style style:name="P23" style:family="paragraph" style:parent-style-name="Standard">
      <style:text-properties officeooo:rsid="004c324d" officeooo:paragraph-rsid="004c324d"/>
    </style:style>
    <style:style style:name="P24" style:family="paragraph" style:parent-style-name="Standard">
      <style:text-properties officeooo:rsid="00506aba" officeooo:paragraph-rsid="00506aba"/>
    </style:style>
    <style:style style:name="P25" style:family="paragraph" style:parent-style-name="Standard">
      <style:text-properties officeooo:rsid="0051faa7" officeooo:paragraph-rsid="0051faa7"/>
    </style:style>
    <style:style style:name="P26" style:family="paragraph" style:parent-style-name="Standard">
      <style:text-properties officeooo:rsid="005500a9" officeooo:paragraph-rsid="005500a9"/>
    </style:style>
    <style:style style:name="P27" style:family="paragraph" style:parent-style-name="Standard">
      <style:text-properties officeooo:rsid="005786f1" officeooo:paragraph-rsid="005786f1"/>
    </style:style>
    <style:style style:name="P28" style:family="paragraph" style:parent-style-name="Standard">
      <style:text-properties officeooo:rsid="005886b3" officeooo:paragraph-rsid="005886b3"/>
    </style:style>
    <style:style style:name="P29" style:family="paragraph" style:parent-style-name="Standard">
      <style:text-properties officeooo:rsid="005f57b9" officeooo:paragraph-rsid="005f57b9"/>
    </style:style>
    <style:style style:name="P30" style:family="paragraph" style:parent-style-name="Standard">
      <style:text-properties officeooo:rsid="00648637" officeooo:paragraph-rsid="00648637"/>
    </style:style>
    <style:style style:name="P31" style:family="paragraph" style:parent-style-name="Standard">
      <style:text-properties officeooo:rsid="0066a2b0" officeooo:paragraph-rsid="0066a2b0"/>
    </style:style>
    <style:style style:name="P32" style:family="paragraph" style:parent-style-name="Standard">
      <style:text-properties officeooo:rsid="00680a31" officeooo:paragraph-rsid="00680a31"/>
    </style:style>
    <style:style style:name="P33" style:family="paragraph" style:parent-style-name="Standard">
      <style:text-properties officeooo:rsid="0068e415" officeooo:paragraph-rsid="0068e415"/>
    </style:style>
    <style:style style:name="P34" style:family="paragraph" style:parent-style-name="Standard">
      <style:text-properties officeooo:rsid="006931ee" officeooo:paragraph-rsid="006931ee"/>
    </style:style>
    <style:style style:name="P35" style:family="paragraph" style:parent-style-name="Standard">
      <style:text-properties officeooo:rsid="006a9f37" officeooo:paragraph-rsid="006a9f37"/>
    </style:style>
    <style:style style:name="P36" style:family="paragraph" style:parent-style-name="Standard">
      <style:text-properties officeooo:rsid="006a9f37" officeooo:paragraph-rsid="006f158a"/>
    </style:style>
    <style:style style:name="P37" style:family="paragraph" style:parent-style-name="Standard">
      <style:text-properties officeooo:rsid="006a9f37" officeooo:paragraph-rsid="00705677"/>
    </style:style>
    <style:style style:name="P38" style:family="paragraph" style:parent-style-name="Standard">
      <style:text-properties officeooo:rsid="007252ac" officeooo:paragraph-rsid="007252ac"/>
    </style:style>
    <style:style style:name="P39" style:family="paragraph" style:parent-style-name="Standard">
      <style:text-properties officeooo:rsid="006f158a" officeooo:paragraph-rsid="00705677"/>
    </style:style>
    <style:style style:name="T1" style:family="text">
      <style:text-properties officeooo:rsid="001feb1b"/>
    </style:style>
    <style:style style:name="T2" style:family="text">
      <style:text-properties officeooo:rsid="001ffdcd"/>
    </style:style>
    <style:style style:name="T3" style:family="text">
      <style:text-properties officeooo:rsid="00239f86"/>
    </style:style>
    <style:style style:name="T4" style:family="text">
      <style:text-properties officeooo:rsid="0025397b"/>
    </style:style>
    <style:style style:name="T5" style:family="text">
      <style:text-properties officeooo:rsid="00289e2a"/>
    </style:style>
    <style:style style:name="T6" style:family="text">
      <style:text-properties officeooo:rsid="002c5bb4"/>
    </style:style>
    <style:style style:name="T7" style:family="text">
      <style:text-properties style:text-position="super 58%"/>
    </style:style>
    <style:style style:name="T8" style:family="text">
      <style:text-properties officeooo:rsid="0032e11d"/>
    </style:style>
    <style:style style:name="T9" style:family="text">
      <style:text-properties officeooo:rsid="0036ee7d"/>
    </style:style>
    <style:style style:name="T10" style:family="text">
      <style:text-properties officeooo:rsid="0039de11"/>
    </style:style>
    <style:style style:name="T11" style:family="text">
      <style:text-properties officeooo:rsid="003af219"/>
    </style:style>
    <style:style style:name="T12" style:family="text">
      <style:text-properties officeooo:rsid="003b4caa"/>
    </style:style>
    <style:style style:name="T13" style:family="text">
      <style:text-properties officeooo:rsid="003cfb8b"/>
    </style:style>
    <style:style style:name="T14" style:family="text">
      <style:text-properties officeooo:rsid="004094c2"/>
    </style:style>
    <style:style style:name="T15" style:family="text">
      <style:text-properties officeooo:rsid="0043e36a"/>
    </style:style>
    <style:style style:name="T16" style:family="text">
      <style:text-properties officeooo:rsid="00469a93"/>
    </style:style>
    <style:style style:name="T17" style:family="text">
      <style:text-properties officeooo:rsid="00470c99"/>
    </style:style>
    <style:style style:name="T18" style:family="text">
      <style:text-properties officeooo:rsid="004a70a3"/>
    </style:style>
    <style:style style:name="T19" style:family="text">
      <style:text-properties officeooo:rsid="004d8356"/>
    </style:style>
    <style:style style:name="T20" style:family="text">
      <style:text-properties officeooo:rsid="005393c7"/>
    </style:style>
    <style:style style:name="T21" style:family="text">
      <style:text-properties officeooo:rsid="0055a7c0"/>
    </style:style>
    <style:style style:name="T22" style:family="text">
      <style:text-properties officeooo:rsid="0059fbeb"/>
    </style:style>
    <style:style style:name="T23" style:family="text">
      <style:text-properties officeooo:rsid="005f9c39"/>
    </style:style>
    <style:style style:name="T24" style:family="text">
      <style:text-properties officeooo:rsid="0066fd03"/>
    </style:style>
    <style:style style:name="T25" style:family="text">
      <style:text-properties officeooo:rsid="006b2f22"/>
    </style:style>
    <style:style style:name="T26" style:family="text">
      <style:text-properties officeooo:rsid="006c64ac"/>
    </style:style>
    <style:style style:name="T27" style:family="text">
      <style:text-properties officeooo:rsid="00705677"/>
    </style:style>
    <style:style style:name="T28" style:family="text">
      <style:text-properties officeooo:rsid="00726b69"/>
    </style:style>
    <style:style style:name="T29" style:family="text">
      <style:text-properties officeooo:rsid="0073079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c5bb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Définitions et m</text:span>odélisation<text:span text:style-name="T2">s (de la données)</text:span>.</text:p>
      <text:p text:style-name="P1"/>
      <text:p text:style-name="P2">Gautier Poupeau, architecte de données. <text:a xlink:type="simple" xlink:href="mailto:Gautier.poupeau@gmail.com" text:style-name="Internet_20_link" text:visited-style-name="Visited_20_Internet_20_Link"><text:span text:style-name="T1">ga</text:span></text:a><text:a xlink:type="simple" xlink:href="mailto:Gautier.poupeau@gmail.com" text:style-name="Internet_20_link" text:visited-style-name="Visited_20_Internet_20_Link">utier.poupeau@gmail.com</text:a>. <text:span text:style-name="T5">@lespetitescases, SPAR à la BNF, recherche ISIDOR.fr. </text:span></text:p>
      <text:p text:style-name="P1"/>
      <text:p text:style-name="P3"><text:span text:style-name="T29">→ </text:span>Réalisation d’un mashup de données avec Dataiku <text:span text:style-name="T4">(outil de manipulation de données avec interface graphique (clic-bouton)</text:span> à <text:span text:style-name="T3">rendre avant le départ en stage. </text:span></text:p>
      <text:p text:style-name="P3"/>
      <text:h text:style-name="Heading_20_1" text:outline-level="1">Définition.</text:h>
      <text:p text:style-name="P4">Qu’est-ce qu’une donnée ?</text:p>
      <text:p text:style-name="P5"><text:span text:style-name="T31">D</text:span><text:span text:style-name="T30">ata</text:span>: de<text:span text:style-name="T6">s</text:span> faits, signaux, symboles formant une unité indépendante les unes des autres et non traitée. </text:p>
      <text:p text:style-name="P6">Information : ensemble organisé de données ou résultat d’un traitement sur un ensemble de données. </text:p>
      <text:p text:style-name="P6"><text:span text:style-name="T30">Knowledge</text:span> : synthèse ou déduction obtenue à partir d’une ou plusieurs informations. </text:p>
      <text:p text:style-name="P6"><text:span text:style-name="T30">Wisdom</text:span> : connaissance assimilées et/ou connaissances partagées. </text:p>
      <text:p text:style-name="P6"/>
      <text:p text:style-name="P7">Document vs donnée. </text:p>
      <text:p text:style-name="P8">Document est un ensemble logique, fini d’informations, dont les limites peuvent être définies par des caractéristiques physiques (sauf sur le web et dans les flux). </text:p>
      <text:p text:style-name="P9">La donnée est un fragment du document ex : le premier mot de la phrase est « la », « la » est une données. « le texte est écrit par Cicéron », donnée sur une ou plusieurs données, on parle souvent de métadonnées. </text:p>
      <text:p text:style-name="P9"/>
      <text:p text:style-name="P10">Cycle de vie de la donnée. </text:p>
      <text:p text:style-name="P10">Ajd, les machines et le monde du numérique travaille avec la granularité des données, le contenu des documents et plus seulement les documents. </text:p>
      <text:p text:style-name="P10"/>
      <text:p text:style-name="P11">Modélisation de la donnée (1<text:span text:style-name="T7">er</text:span> niveau de vie de la donnée) :<text:span text:style-name="T30"> organisation conceptuelle, structuration logique de la donnée qui permet à la machine de la comprendre. </text:span></text:p>
      <text:p text:style-name="P12">Acquisition des données : saisie, récupération, préparation, génération, transformation. <text:span text:style-name="T8">C’est l’une des briques qui va le plus se transformer dans les prochaines années. </text:span></text:p>
      <text:p text:style-name="P13">Stockage : indexation machine et organisation physique des données. <text:span text:style-name="T9">Tout système de stockage a une influence sur la manière d’organiser l’information et de la retrouver ou de l’interroger. </text:span></text:p>
      <text:p text:style-name="P14">Exploitation : <text:span text:style-name="T11">T</text:span>ext &amp; <text:span text:style-name="T11">D</text:span>ata Mining, analyse et traitement des données qui vont pouvoir retourner dans le stockage. </text:p>
      <text:p text:style-name="P16">Exposer les données (reprend l’exploitation en interne) : interrogation des données, mise à disposition, int<text:span text:style-name="T10">e</text:span>ropérabilité (API).</text:p>
      <text:p text:style-name="P15">Interface : couche de visualition avec UX pour l’utilisateur (comment représenter l’information), IHM <text:span text:style-name="T12">(Interface Homme Machine)</text:span> et architecture de l’information (U<text:span text:style-name="T13">ser eXperience</text:span>-U<text:span text:style-name="T13">ser </text:span>I<text:span text:style-name="T13">nterface</text:span>). </text:p>
      <text:p text:style-name="P15"/>
      <text:p text:style-name="P17">La création de la valeur commence par la modélisation jusqu’à l’interface <text:span text:style-name="T14">(l’interface permet de visualisation sur le patrimoine). </text:span></text:p>
      <text:p text:style-name="P17"/>
      <text:h text:style-name="Heading_20_1" text:outline-level="1"><text:soft-page-break/>Modélisation des données. </text:h>
      <text:p text:style-name="P18">Modéliser c’est réussir à circonscrire un monde. Pouvoir décrire le monde, il faut l’analyser, comprendre son fonctionnement, établir sa logique et faire ressortir les différents éléments. <text:span text:style-name="T15">Il faut aussi décrire et organiser les éléments. </text:span></text:p>
      <text:p text:style-name="P19">Il ne fait pas penser en terme d’usage d’abord mais en terme de logique car elle reste mais les usages changent. <text:span text:style-name="T16">Ensuite seulement on va penser à l’usage qu’on peut faire de ce monde. </text:span></text:p>
      <text:p text:style-name="P19"><text:tab/><text:span text:style-name="T17">Ex : catalogue de bibliothèque = retrouver dans un espace physique un livre, c’est le seul objectif derrière ces production. Ajd, RDA, on veut repenser cette description pour créer des nouveaux usages. </text:span></text:p>
      <text:p text:style-name="P19"/>
      <text:p text:style-name="P20">Modéliser : établir la logique formelle d’un domaine pour permettre à la machine de le manipuler ou de le calculer. </text:p>
      <text:p text:style-name="P21"/>
      <text:p text:style-name="P21">Du modèle conceptuel au modèle physique.</text:p>
      <text:p text:style-name="P21">Modélisation conceptuelle : Organiser les données telles qu’elles sont logiquement dans le monde réel.</text:p>
      <text:p text:style-name="P21">Modèle logique : les données telles qu’elles sont exprimées pour les manipuler par un traitement informatique sous forme de table <text:span text:style-name="T18">(SQL)</text:span>, graphe <text:span text:style-name="T18">(web de données)</text:span> et arbre <text:span text:style-name="T18">(XML)</text:span>. </text:p>
      <text:p text:style-name="P22">Modèle physique : données telles qu’elles sont stockées réellement sur une base de données. </text:p>
      <text:p text:style-name="P13"/>
      <text:p text:style-name="P12"/>
      <text:p text:style-name="P23">Modèle conceptuel : <text:span text:style-name="T19">déterminer les entités qu’on va manipuler dans le monde (aussi nommée « classe »), ce sont des types de choses + déterminer les caractéristiques de chacune des entités + il faut établir les relations entre les types (les liens) + la logique numéraire (la cardinalité), le nombre de relations qui peuvent exister entre les différents types.</text:span></text:p>
      <text:p text:style-name="P23"/>
      <text:p text:style-name="P24">Modéliser une peinture. </text:p>
      <text:p text:style-name="P25">Les informaticiens ont toujours tendance à minimiser cette partie car ils partent des usages pour arriver à un modèle. Notre vision est juste inverse <text:span text:style-name="T20">et colle à la méthodologie de la critique de document. </text:span></text:p>
      <text:p text:style-name="P26">CIDOC-CRM pour les modèles de données. <text:span text:style-name="T21">Les bibliothèques utilisent LRM (ancien FRBR) qui essaie de comprendre ce qu’est le livre (plus que son usage). <text:s/></text:span></text:p>
      <text:p text:style-name="P27">Il faut se poser des questions pragmatiques dans un modèle : le modèle doit être utilisé dans un contexte et pour un objectif précis. </text:p>
      <text:p text:style-name="P28">Le diagramme de classe en UML (Unified Modeling Language) : <text:span text:style-name="T22">représentation graphique d’un diagramme conceptuel (avec des cases et des flèches). </text:span></text:p>
      <text:p text:style-name="P28"/>
      <text:p text:style-name="P29">On peut aussi mettre ces modèles sous forme de table mais dans une table, les caractéristiques ne peuvent pas avoir plusieurs valeurs (c’est donc un modèle contraignant). <text:span text:style-name="T23">Le modèle de table est le plus massivement utilisé par les informaticiens. La rigidité permet de créer des cadres strictes pour les données. </text:span></text:p>
      <text:p text:style-name="P29"/>
      <text:p text:style-name="P30">Le modèle de l’arbre : organiser hiérarchiquement l’information, on a des feuilles totalement indépendantes et donc on doit juste répercuter les modifications sur toutes les branches.</text:p>
      <text:p text:style-name="P30"/>
      <text:p text:style-name="P31">Le modèle du graphe : toute est explicite, on représente les relations. <text:span text:style-name="T24">Il est le modèle qui laisse le plus de libertés mais qui est aussi le plus large. </text:span></text:p>
      <text:p text:style-name="P31"/>
      <text:p text:style-name="P32">Le modèle de données physique : le modèle dépend du logiciel choisi, de ses capacités intrinsèques des performances attendues, des usages prévues… </text:p>
      <text:p text:style-name="P32"/>
      <text:p text:style-name="P33"><text:soft-page-break/>Modéliser des activités.</text:p>
      <text:p text:style-name="P34">Il faut modéliser les interactions entre les données, il faut modéliser le système dans lequel se trouve les données etc. </text:p>
      <text:p text:style-name="P35">Il faut identifier les différentes étapes/tâches qui partent d’un état initiale pour arriver à un état final. </text:p>
      <text:p text:style-name="P35">Ident<text:span text:style-name="T25">i</text:span>fier la nature de ces étapes (activité, décisions, séparation, fusion). </text:p>
      <text:p text:style-name="P35">Identifier les enchaînements entre les étapes.</text:p>
      <text:p text:style-name="P36">Identifier le cas nominal <text:span text:style-name="T26">(tout se passe bien) </text:span>et les cas d’erreurs <text:span text:style-name="T26">(penser les cas d’erreurs)</text:span>. </text:p>
      <text:p text:style-name="P36"/>
      <text:p text:style-name="P39">On va décrire sous forme de flux, avec pour chaque étapes, chaque activité, le comportement du système et de ses composants. </text:p>
      <text:p text:style-name="P37"/>
      <text:p text:style-name="P37"><text:span text:style-name="T27">Pour les travaux de groupe en python, commencer par une phase de modélisation des activités etc. prendre le temps de réfléchir avant de se lancer dans le code. </text:span><text:s/></text:p>
      <text:p text:style-name="P37"/>
      <text:p text:style-name="P38">Architecte : il doit modéliser le système mais il le fait aussi en fonction de ces spécialités <text:span text:style-name="T28">(techniques, applicative et données, fonctionnelle, objectifs et processus métier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5:04:53.592690733</meta:creation-date>
    <dc:date>2018-12-10T16:09:47.815934766</dc:date>
    <meta:editing-duration>PT2H49M44S</meta:editing-duration>
    <meta:editing-cycles>83</meta:editing-cycles>
    <meta:generator>LibreOffice/5.3.7.2$MacOSX_X86_64 LibreOffice_project/6b8ed514a9f8b44d37a1b96673cbbdd077e24059</meta:generator>
    <meta:document-statistic meta:table-count="0" meta:image-count="0" meta:object-count="0" meta:page-count="3" meta:paragraph-count="49" meta:word-count="976" meta:character-count="6304" meta:non-whitespace-character-count="5335"/>
  </office:meta>
</office:document-meta>
</file>